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State</text:p>
          </table:table-cell>
          <table:table-cell table:style-name="ce2" office:value-type="string" calcext:value-type="string">
            <text:p>total(in MW)</text:p>
          </table:table-cell>
          <table:table-cell table:style-name="ce3" office:value-type="string" calcext:value-type="string">
            <text:p>%_Renewable</text:p>
          </table:table-cell>
          <table:table-cell office:value-type="string" calcext:value-type="string">
            <text:p>%_nonrenewable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Gujarat" xlink:type="simple">Gujarat</text:a></text:p>
          </table:table-cell>
          <table:table-cell table:style-name="ce2" office:value-type="float" office:value="43588.37" calcext:value-type="float">
            <text:p>43588.37</text:p>
          </table:table-cell>
          <table:table-cell table:style-name="ce3" office:value-type="float" office:value="44.75" calcext:value-type="float">
            <text:p>44.75</text:p>
          </table:table-cell>
          <table:table-cell table:formula="of:=(100-[.C2])" office:value-type="float" office:value="55.25" calcext:value-type="float">
            <text:p>55.25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Maharashtra" xlink:type="simple">Maharashtra</text:a></text:p>
          </table:table-cell>
          <table:table-cell table:style-name="ce2" office:value-type="float" office:value="42309.44" calcext:value-type="float">
            <text:p>42309.44</text:p>
          </table:table-cell>
          <table:table-cell table:style-name="ce3" office:value-type="float" office:value="32.73" calcext:value-type="float">
            <text:p>32.73</text:p>
          </table:table-cell>
          <table:table-cell table:formula="of:=(100-[.C3])" office:value-type="float" office:value="67.27" calcext:value-type="float">
            <text:p>67.27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Madhya_Pradesh" xlink:type="simple">Madhya Pradesh</text:a></text:p>
          </table:table-cell>
          <table:table-cell table:style-name="ce2" office:value-type="float" office:value="29682.2" calcext:value-type="float">
            <text:p>29682.2</text:p>
          </table:table-cell>
          <table:table-cell table:style-name="ce3" office:value-type="float" office:value="26.05" calcext:value-type="float">
            <text:p>26.05</text:p>
          </table:table-cell>
          <table:table-cell table:formula="of:=(100-[.C4])" office:value-type="float" office:value="73.95" calcext:value-type="float">
            <text:p>73.95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Chhattisgarh" xlink:type="simple">Chhattisgarh</text:a></text:p>
          </table:table-cell>
          <table:table-cell table:style-name="ce2" office:value-type="float" office:value="24688.32" calcext:value-type="float">
            <text:p>24688.32</text:p>
          </table:table-cell>
          <table:table-cell table:style-name="ce3" office:value-type="float" office:value="4.05" calcext:value-type="float">
            <text:p>4.05</text:p>
          </table:table-cell>
          <table:table-cell table:formula="of:=(100-[.C5])" office:value-type="float" office:value="95.95" calcext:value-type="float">
            <text:p>95.95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Goa" xlink:type="simple">Goa</text:a></text:p>
          </table:table-cell>
          <table:table-cell table:style-name="ce2" office:value-type="float" office:value="69.93" calcext:value-type="float">
            <text:p>69.93</text:p>
          </table:table-cell>
          <table:table-cell table:style-name="ce3" office:value-type="float" office:value="31.36" calcext:value-type="float">
            <text:p>31.36</text:p>
          </table:table-cell>
          <table:table-cell table:formula="of:=(100-[.C6])" office:value-type="float" office:value="68.64" calcext:value-type="float">
            <text:p>68.64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Dadra_and_Nagar_Haveli_and_Daman_and_Diu" xlink:type="simple">Dadra and Nagar Haveli and Daman and Diu</text:a></text:p>
          </table:table-cell>
          <table:table-cell table:style-name="ce2" office:value-type="float" office:value="46.47" calcext:value-type="float">
            <text:p>46.47</text:p>
          </table:table-cell>
          <table:table-cell table:style-name="ce3" office:value-type="float" office:value="100" calcext:value-type="float">
            <text:p>100</text:p>
          </table:table-cell>
          <table:table-cell table:formula="of:=(100-[.C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Tamil_Nadu" xlink:type="simple">Tamil Nadu</text:a></text:p>
          </table:table-cell>
          <table:table-cell table:style-name="ce2" office:value-type="float" office:value="36317" calcext:value-type="float">
            <text:p>36317</text:p>
          </table:table-cell>
          <table:table-cell table:style-name="ce3" office:value-type="float" office:value="52.11" calcext:value-type="float">
            <text:p>52.11</text:p>
          </table:table-cell>
          <table:table-cell table:formula="of:=(100-[.C8])" office:value-type="float" office:value="47.89" calcext:value-type="float">
            <text:p>47.89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Karnataka" xlink:type="simple">Karnataka</text:a></text:p>
          </table:table-cell>
          <table:table-cell table:style-name="ce2" office:value-type="float" office:value="30159.78" calcext:value-type="float">
            <text:p>30159.78</text:p>
          </table:table-cell>
          <table:table-cell table:style-name="ce3" office:value-type="float" office:value="65.57" calcext:value-type="float">
            <text:p>65.57</text:p>
          </table:table-cell>
          <table:table-cell table:formula="of:=(100-[.C9])" office:value-type="float" office:value="34.43" calcext:value-type="float">
            <text:p>34.43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Andhra_Pradesh" xlink:type="simple">Andhra Pradesh</text:a></text:p>
          </table:table-cell>
          <table:table-cell table:style-name="ce2" office:value-type="float" office:value="27442.32" calcext:value-type="float">
            <text:p>27442.32</text:p>
          </table:table-cell>
          <table:table-cell table:style-name="ce3" office:value-type="float" office:value="39.78" calcext:value-type="float">
            <text:p>39.78</text:p>
          </table:table-cell>
          <table:table-cell table:formula="of:=(100-[.C10])" office:value-type="float" office:value="60.22" calcext:value-type="float">
            <text:p>60.22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Telangana" xlink:type="simple">Telangana</text:a></text:p>
          </table:table-cell>
          <table:table-cell table:style-name="ce2" office:value-type="float" office:value="15311.52" calcext:value-type="float">
            <text:p>15311.52</text:p>
          </table:table-cell>
          <table:table-cell table:style-name="ce3" office:value-type="float" office:value="48.78" calcext:value-type="float">
            <text:p>48.78</text:p>
          </table:table-cell>
          <table:table-cell table:formula="of:=(100-[.C11])" office:value-type="float" office:value="51.22" calcext:value-type="float">
            <text:p>51.22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Kerala" xlink:type="simple">Kerala</text:a></text:p>
          </table:table-cell>
          <table:table-cell table:style-name="ce2" office:value-type="float" office:value="3428.81" calcext:value-type="float">
            <text:p>3428.81</text:p>
          </table:table-cell>
          <table:table-cell table:style-name="ce3" office:value-type="float" office:value="79.77" calcext:value-type="float">
            <text:p>79.77</text:p>
          </table:table-cell>
          <table:table-cell table:formula="of:=(100-[.C12])" office:value-type="float" office:value="20.23" calcext:value-type="float">
            <text:p>20.23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Puducherry_(union_territory)" xlink:type="simple">Puducherry</text:a></text:p>
          </table:table-cell>
          <table:table-cell table:style-name="ce2" office:value-type="float" office:value="68.03" calcext:value-type="float">
            <text:p>68.03</text:p>
          </table:table-cell>
          <table:table-cell table:style-name="ce3" office:value-type="float" office:value="52.22" calcext:value-type="float">
            <text:p>52.22</text:p>
          </table:table-cell>
          <table:table-cell table:formula="of:=(100-[.C13])" office:value-type="float" office:value="47.78" calcext:value-type="float">
            <text:p>47.78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Lakshadweep" xlink:type="simple">Lakshadweep</text:a></text:p>
          </table:table-cell>
          <table:table-cell table:style-name="ce2" office:value-type="float" office:value="3.27" calcext:value-type="float">
            <text:p>3.27</text:p>
          </table:table-cell>
          <table:table-cell table:style-name="ce3" office:value-type="float" office:value="100" calcext:value-type="float">
            <text:p>100</text:p>
          </table:table-cell>
          <table:table-cell table:formula="of:=(100-[.C1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Rajasthan" xlink:type="simple">Rajasthan</text:a></text:p>
          </table:table-cell>
          <table:table-cell table:style-name="ce2" office:value-type="float" office:value="32234.48" calcext:value-type="float">
            <text:p>32234.48</text:p>
          </table:table-cell>
          <table:table-cell table:style-name="ce3" office:value-type="float" office:value="60.65" calcext:value-type="float">
            <text:p>60.65</text:p>
          </table:table-cell>
          <table:table-cell table:formula="of:=(100-[.C15])" office:value-type="float" office:value="39.35" calcext:value-type="float">
            <text:p>39.35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Uttar_Pradesh" xlink:type="simple">Uttar Pradesh</text:a></text:p>
          </table:table-cell>
          <table:table-cell table:style-name="ce2" office:value-type="float" office:value="31307.39" calcext:value-type="float">
            <text:p>31307.39</text:p>
          </table:table-cell>
          <table:table-cell table:style-name="ce3" office:value-type="float" office:value="15.92" calcext:value-type="float">
            <text:p>15.92</text:p>
          </table:table-cell>
          <table:table-cell table:formula="of:=(100-[.C16])" office:value-type="float" office:value="84.08" calcext:value-type="float">
            <text:p>84.08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Himachal_Pradesh" xlink:type="simple">Himachal Pradesh</text:a></text:p>
          </table:table-cell>
          <table:table-cell table:style-name="ce2" office:value-type="float" office:value="11309.49" calcext:value-type="float">
            <text:p>11309.49</text:p>
          </table:table-cell>
          <table:table-cell table:style-name="ce3" office:value-type="float" office:value="100" calcext:value-type="float">
            <text:p>100</text:p>
          </table:table-cell>
          <table:table-cell table:formula="of:=(100-[.C17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Punjab,_India" xlink:type="simple">Punjab</text:a></text:p>
          </table:table-cell>
          <table:table-cell table:style-name="ce2" office:value-type="float" office:value="8562.04" calcext:value-type="float">
            <text:p>8562.04</text:p>
          </table:table-cell>
          <table:table-cell table:style-name="ce3" office:value-type="float" office:value="33.66" calcext:value-type="float">
            <text:p>33.66</text:p>
          </table:table-cell>
          <table:table-cell table:formula="of:=(100-[.C18])" office:value-type="float" office:value="66.34" calcext:value-type="float">
            <text:p>66.34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Haryana" xlink:type="simple">Haryana</text:a></text:p>
          </table:table-cell>
          <table:table-cell table:style-name="ce2" office:value-type="float" office:value="7036.7" calcext:value-type="float">
            <text:p>7036.7</text:p>
          </table:table-cell>
          <table:table-cell table:style-name="ce3" office:value-type="float" office:value="18.12" calcext:value-type="float">
            <text:p>18.12</text:p>
          </table:table-cell>
          <table:table-cell table:formula="of:=(100-[.C19])" office:value-type="float" office:value="81.88" calcext:value-type="float">
            <text:p>81.88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Uttarakhand" xlink:type="simple">Uttarakhand</text:a></text:p>
          </table:table-cell>
          <table:table-cell table:style-name="ce2" office:value-type="float" office:value="5357.15" calcext:value-type="float">
            <text:p>5357.15</text:p>
          </table:table-cell>
          <table:table-cell table:style-name="ce3" office:value-type="float" office:value="91.6" calcext:value-type="float">
            <text:p>91.6</text:p>
          </table:table-cell>
          <table:table-cell table:formula="of:=(100-[.C20])" office:value-type="float" office:value="8.40000000000001" calcext:value-type="float">
            <text:p>8.40000000000001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Jammu_and_Kashmir_(union_territory)" xlink:type="simple">Jammu and Kashmir</text:a></text:p>
          </table:table-cell>
          <table:table-cell table:style-name="ce2" office:value-type="float" office:value="3727.58" calcext:value-type="float">
            <text:p>3727.58</text:p>
          </table:table-cell>
          <table:table-cell table:style-name="ce3" office:value-type="float" office:value="95.31" calcext:value-type="float">
            <text:p>95.31</text:p>
          </table:table-cell>
          <table:table-cell table:formula="of:=(100-[.C21])" office:value-type="float" office:value="4.69" calcext:value-type="float">
            <text:p>4.69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Delhi" xlink:type="simple">Delhi</text:a></text:p>
          </table:table-cell>
          <table:table-cell table:style-name="ce2" office:value-type="float" office:value="2478.52" calcext:value-type="float">
            <text:p>2478.52</text:p>
          </table:table-cell>
          <table:table-cell table:style-name="ce3" office:value-type="float" office:value="10.9" calcext:value-type="float">
            <text:p>10.9</text:p>
          </table:table-cell>
          <table:table-cell table:formula="of:=(100-[.C22])" office:value-type="float" office:value="89.1" calcext:value-type="float">
            <text:p>89.1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Ladakh" xlink:type="simple">Ladakh</text:a></text:p>
          </table:table-cell>
          <table:table-cell table:style-name="ce2" office:value-type="float" office:value="136.44" calcext:value-type="float">
            <text:p>136.44</text:p>
          </table:table-cell>
          <table:table-cell table:style-name="ce3" office:value-type="float" office:value="100" calcext:value-type="float">
            <text:p>100</text:p>
          </table:table-cell>
          <table:table-cell table:formula="of:=(100-[.C23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Chandigarh" xlink:type="simple">Chandigarh</text:a></text:p>
          </table:table-cell>
          <table:table-cell table:style-name="ce2" office:value-type="float" office:value="56.85" calcext:value-type="float">
            <text:p>56.85</text:p>
          </table:table-cell>
          <table:table-cell table:style-name="ce3" office:value-type="float" office:value="100" calcext:value-type="float">
            <text:p>100</text:p>
          </table:table-cell>
          <table:table-cell table:formula="of:=(100-[.C2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West_Bengal" xlink:type="simple">West Bengal</text:a></text:p>
          </table:table-cell>
          <table:table-cell table:style-name="ce2" office:value-type="float" office:value="15715.15" calcext:value-type="float">
            <text:p>15715.15</text:p>
          </table:table-cell>
          <table:table-cell table:style-name="ce3" office:value-type="float" office:value="12.33" calcext:value-type="float">
            <text:p>12.33</text:p>
          </table:table-cell>
          <table:table-cell table:formula="of:=(100-[.C25])" office:value-type="float" office:value="87.67" calcext:value-type="float">
            <text:p>87.67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Odisha" xlink:type="simple">Odisha</text:a></text:p>
          </table:table-cell>
          <table:table-cell table:style-name="ce2" office:value-type="float" office:value="12321.53" calcext:value-type="float">
            <text:p>12321.53</text:p>
          </table:table-cell>
          <table:table-cell table:style-name="ce3" office:value-type="float" office:value="22.57" calcext:value-type="float">
            <text:p>22.57</text:p>
          </table:table-cell>
          <table:table-cell table:formula="of:=(100-[.C26])" office:value-type="float" office:value="77.43" calcext:value-type="float">
            <text:p>77.43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Bihar" xlink:type="simple">Bihar</text:a></text:p>
          </table:table-cell>
          <table:table-cell table:style-name="ce2" office:value-type="float" office:value="8787.41" calcext:value-type="float">
            <text:p>8787.41</text:p>
          </table:table-cell>
          <table:table-cell table:style-name="ce3" office:value-type="float" office:value="4.41" calcext:value-type="float">
            <text:p>4.41</text:p>
          </table:table-cell>
          <table:table-cell table:formula="of:=(100-[.C27])" office:value-type="float" office:value="95.59" calcext:value-type="float">
            <text:p>95.59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Jharkhand" xlink:type="simple">Jharkhand</text:a></text:p>
          </table:table-cell>
          <table:table-cell table:style-name="ce2" office:value-type="float" office:value="4557.14" calcext:value-type="float">
            <text:p>4557.14</text:p>
          </table:table-cell>
          <table:table-cell table:style-name="ce3" office:value-type="float" office:value="6.74" calcext:value-type="float">
            <text:p>6.74</text:p>
          </table:table-cell>
          <table:table-cell table:formula="of:=(100-[.C28])" office:value-type="float" office:value="93.26" calcext:value-type="float">
            <text:p>93.26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Sikkim" xlink:type="simple">Sikkim</text:a></text:p>
          </table:table-cell>
          <table:table-cell table:style-name="ce2" office:value-type="float" office:value="2341.8" calcext:value-type="float">
            <text:p>2341.8</text:p>
          </table:table-cell>
          <table:table-cell table:style-name="ce3" office:value-type="float" office:value="100" calcext:value-type="float">
            <text:p>100</text:p>
          </table:table-cell>
          <table:table-cell table:formula="of:=(100-[.C29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Andaman_and_Nicobar_Islands" xlink:type="simple">Andaman and Nicobar Islands</text:a></text:p>
          </table:table-cell>
          <table:table-cell table:style-name="ce2" office:value-type="float" office:value="75.21" calcext:value-type="float">
            <text:p>75.21</text:p>
          </table:table-cell>
          <table:table-cell table:style-name="ce3" office:value-type="float" office:value="46.75" calcext:value-type="float">
            <text:p>46.75</text:p>
          </table:table-cell>
          <table:table-cell table:formula="of:=(100-[.C30])" office:value-type="float" office:value="53.25" calcext:value-type="float">
            <text:p>53.25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Assam" xlink:type="simple">Assam</text:a></text:p>
          </table:table-cell>
          <table:table-cell table:style-name="ce2" office:value-type="float" office:value="1876.4" calcext:value-type="float">
            <text:p>1876.4</text:p>
          </table:table-cell>
          <table:table-cell table:style-name="ce3" office:value-type="float" office:value="28.19" calcext:value-type="float">
            <text:p>28.19</text:p>
          </table:table-cell>
          <table:table-cell table:formula="of:=(100-[.C31])" office:value-type="float" office:value="71.81" calcext:value-type="float">
            <text:p>71.81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Arunachal_Pradesh" xlink:type="simple">Arunachal Pradesh</text:a></text:p>
          </table:table-cell>
          <table:table-cell table:style-name="ce2" office:value-type="float" office:value="1259.34" calcext:value-type="float">
            <text:p>1259.34</text:p>
          </table:table-cell>
          <table:table-cell table:style-name="ce3" office:value-type="float" office:value="100" calcext:value-type="float">
            <text:p>100</text:p>
          </table:table-cell>
          <table:table-cell table:formula="of:=(100-[.C32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Tripura" xlink:type="simple">Tripura</text:a></text:p>
          </table:table-cell>
          <table:table-cell table:style-name="ce2" office:value-type="float" office:value="1131.48" calcext:value-type="float">
            <text:p>1131.48</text:p>
          </table:table-cell>
          <table:table-cell table:style-name="ce3" office:value-type="float" office:value="2.82" calcext:value-type="float">
            <text:p>2.82</text:p>
          </table:table-cell>
          <table:table-cell table:formula="of:=(100-[.C33])" office:value-type="float" office:value="97.18" calcext:value-type="float">
            <text:p>97.18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Meghalaya" xlink:type="simple">Meghalaya</text:a></text:p>
          </table:table-cell>
          <table:table-cell table:style-name="ce2" office:value-type="float" office:value="372.49" calcext:value-type="float">
            <text:p>372.49</text:p>
          </table:table-cell>
          <table:table-cell table:style-name="ce3" office:value-type="float" office:value="100" calcext:value-type="float">
            <text:p>100</text:p>
          </table:table-cell>
          <table:table-cell table:formula="of:=(100-[.C34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Manipur" xlink:type="simple">Manipur</text:a></text:p>
          </table:table-cell>
          <table:table-cell table:style-name="ce2" office:value-type="float" office:value="158.71" calcext:value-type="float">
            <text:p>158.71</text:p>
          </table:table-cell>
          <table:table-cell table:style-name="ce3" office:value-type="float" office:value="77.32" calcext:value-type="float">
            <text:p>77.32</text:p>
          </table:table-cell>
          <table:table-cell table:formula="of:=(100-[.C35])" office:value-type="float" office:value="22.68" calcext:value-type="float">
            <text:p>22.68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Nagaland" xlink:type="simple">Nagaland</text:a></text:p>
          </table:table-cell>
          <table:table-cell table:style-name="ce2" office:value-type="float" office:value="109.71" calcext:value-type="float">
            <text:p>109.71</text:p>
          </table:table-cell>
          <table:table-cell table:style-name="ce3" office:value-type="float" office:value="100" calcext:value-type="float">
            <text:p>100</text:p>
          </table:table-cell>
          <table:table-cell table:formula="of:=(100-[.C36]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Mizoram" xlink:type="simple">Mizoram</text:a></text:p>
          </table:table-cell>
          <table:table-cell office:value-type="float" office:value="104.48" calcext:value-type="float">
            <text:p>104.4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3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8:38:31.811981979</meta:creation-date>
    <dc:date>2023-09-07T18:44:26.771392946</dc:date>
    <meta:editing-duration>PT5M55S</meta:editing-duration>
    <meta:editing-cycles>1</meta:editing-cycles>
    <meta:document-statistic meta:table-count="1" meta:cell-count="148" meta:object-count="0"/>
    <meta:generator>LibreOffice/7.3.7.2$Linux_X86_64 LibreOffice_project/30$Build-2</meta:generator>
  </office:meta>
</office:document-meta>
</file>